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9993" officeooo:paragraph-rsid="00079993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093f06" officeooo:paragraph-rsid="00093f06" style:font-weight-asian="bold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text-underline-style="none" fo:font-weight="normal" officeooo:rsid="000a440b" officeooo:paragraph-rsid="000a440b" style:font-weight-asian="normal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cb910" officeooo:paragraph-rsid="000cb910" style:font-weight-asian="normal" style:font-weight-complex="normal"/>
    </style:style>
    <style:style style:name="P5" style:family="paragraph" style:parent-style-name="Standard" style:list-style-name="L2">
      <style:paragraph-properties fo:text-align="start" style:justify-single-word="false"/>
      <style:text-properties style:text-underline-style="none" fo:font-weight="normal" officeooo:rsid="000d62ca" officeooo:paragraph-rsid="000d62ca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fo:font-style="italic" style:text-underline-style="none" fo:font-weight="normal" officeooo:rsid="000a440b" officeooo:paragraph-rsid="000a440b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style="normal" style:text-underline-style="none" fo:font-weight="normal" officeooo:rsid="000a440b" officeooo:paragraph-rsid="00146786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text-underline-style="none" fo:font-weight="normal" officeooo:rsid="000a440b" officeooo:paragraph-rsid="000a440b" style:font-weight-asian="normal" style:font-weight-complex="normal"/>
    </style:style>
    <style:style style:name="P9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text-underline-style="none" fo:font-weight="normal" officeooo:rsid="000b058d" officeooo:paragraph-rsid="000b058d" style:font-weight-asian="normal" style:font-weight-complex="normal"/>
    </style:style>
    <style:style style:name="P10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text-underline-style="none" fo:font-weight="normal" officeooo:rsid="000b058d" officeooo:paragraph-rsid="0015a22c" style:font-weight-asian="normal" style:font-weight-complex="normal"/>
    </style:style>
    <style:style style:name="P11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style:text-underline-style="solid" style:text-underline-width="auto" style:text-underline-color="font-color" fo:font-weight="bold" officeooo:rsid="00093f06" officeooo:paragraph-rsid="00093f06" style:font-weight-asian="bold" style:font-weight-complex="bold"/>
    </style:style>
    <style:style style:name="P12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fo:font-style="italic" style:text-underline-style="none" fo:font-weight="normal" officeooo:rsid="000a440b" officeooo:paragraph-rsid="000a440b" style:font-style-asian="italic" style:font-weight-asian="normal" style:font-style-complex="italic" style:font-weight-complex="normal"/>
    </style:style>
    <style:style style:name="P13" style:family="paragraph" style:parent-style-name="Standard">
      <style:paragraph-properties fo:margin-left="0.2917in" fo:margin-right="0in" fo:text-align="start" style:justify-single-word="false" fo:text-indent="0in" style:auto-text-indent="false"/>
      <style:text-properties fo:font-style="normal" style:text-underline-style="none" fo:font-weight="normal" officeooo:rsid="00134f22" officeooo:paragraph-rsid="00134f22" style:font-style-asian="normal" style:font-weight-asian="normal" style:font-style-complex="normal" style:font-weight-complex="normal"/>
    </style:style>
    <style:style style:name="P1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079993" officeooo:paragraph-rsid="00079993"/>
    </style:style>
    <style:style style:name="P1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color="#ce181e" officeooo:rsid="0010c8cb" officeooo:paragraph-rsid="0010c8cb"/>
    </style:style>
    <style:style style:name="T1" style:family="text">
      <style:text-properties officeooo:rsid="0009afc9"/>
    </style:style>
    <style:style style:name="T2" style:family="text">
      <style:text-properties officeooo:rsid="000d62ca"/>
    </style:style>
    <style:style style:name="T3" style:family="text">
      <style:text-properties officeooo:rsid="00114d5c"/>
    </style:style>
    <style:style style:name="T4" style:family="text">
      <style:text-properties officeooo:rsid="00146786"/>
    </style:style>
    <style:style style:name="T5" style:family="text">
      <style:text-properties officeooo:rsid="0015a22c"/>
    </style:style>
    <style:style style:name="T6" style:family="text">
      <style:text-properties fo:color="#ce181e" officeooo:rsid="0015a2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Charter</text:p>
      <text:p text:style-name="P1">Focus Manager</text:p>
      <text:p text:style-name="P15">EDIT: Re-write <text:span text:style-name="T3">this document without references to the first person. DONE</text:span></text:p>
      <text:p text:style-name="P14"/>
      <text:p text:style-name="P2">Problem Statement</text:p>
      <text:p text:style-name="P12">I do not have a system in place to make sure the work I do is the RIGHT work in order to accomplish my goals, nor have I intentionally created an environment for myself that is conducive to working on independent projects. The goal of this project is to create a software I can use for personal projects, software and otherwise, that will allow me to organize my thoughts, and thus increase my productivity.</text:p>
      <text:p text:style-name="P12"/>
      <text:p text:style-name="P13">Working independently on creative projects can be a challenge because of the long term nature of their creation, as well as their inherent complexity. The goal of this project is to create a software that can assist in keeping users on task, through the use of task and time management strategies.</text:p>
      <text:p text:style-name="P8"/>
      <text:p text:style-name="P2">Project Objectives</text:p>
      <text:list xml:id="list1700141024" text:style-name="L1">
        <text:list-item>
          <text:p text:style-name="P6">Implement a goal-based methodology that will assist in the organization of projects by breaking goals into sub-goals and individual, manageable tasks.</text:p>
        </text:list-item>
        <text:list-item>
          <text:p text:style-name="P6">Create an artificial work environment that will allow me to stay focused by “clocking-in” and keeping track of hours worked.</text:p>
        </text:list-item>
        <text:list-item>
          <text:p text:style-name="P6">Visualize progress on projects over time by recording when goals are completed, allowing me to adjust deadline estimations for future work.</text:p>
        </text:list-item>
        <text:list-item>
          <text:p text:style-name="P7">Implement a goal-based methodology that will assist in the organization of projects by breaking goals into sub-goals and individual, manageable tasks.</text:p>
        </text:list-item>
        <text:list-item>
          <text:p text:style-name="P7">Create an artificial work environment <text:span text:style-name="T4">by</text:span> “clocking-in” and keeping track of hours worked.</text:p>
        </text:list-item>
        <text:list-item>
          <text:p text:style-name="P7">Visualize progress on projects over time by recording when goals are completed, <text:span text:style-name="T4">for the purpose of review.</text:span></text:p>
          <text:p text:style-name="P3"/>
        </text:list-item>
      </text:list>
      <text:p text:style-name="P2">Stakeholders</text:p>
      <text:p text:style-name="P10">Users: <text:span text:style-name="T5">General public for the purpose of working on long term projects, such as research, software creation, and more</text:span></text:p>
      <text:p text:style-name="P9">Developer: Phillip Thain</text:p>
      <text:p text:style-name="P9">// Is this section necessary? <text:span text:style-name="T6">Yes, so I know who my audience is</text:span></text:p>
      <text:p text:style-name="P11"/>
      <text:p text:style-name="P2">Deliv<text:span text:style-name="T1">e</text:span>rables</text:p>
      <text:list xml:id="list231837182" text:style-name="L2">
        <text:list-item>
          <text:p text:style-name="P4">A desktop application <text:span text:style-name="T2">for Linux </text:span>created with the Electron JS framework</text:p>
        </text:list-item>
        <text:list-item>
          <text:p text:style-name="P4">(Extension) <text:span text:style-name="T2">Port application to W</text:span>indows</text:p>
        </text:list-item>
        <text:list-item>
          <text:p text:style-name="P5">A storage system to record user goals, tasks, and project metrics (via JSON, FLAT, or SQL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7T19:26:10.230126684</meta:creation-date>
    <dc:date>2019-06-27T20:32:24.022746769</dc:date>
    <meta:editing-duration>PT20M9S</meta:editing-duration>
    <meta:editing-cycles>11</meta:editing-cycles>
    <meta:generator>LibreOffice/6.0.7.3$Linux_X86_64 LibreOffice_project/00m0$Build-3</meta:generator>
    <meta:document-statistic meta:table-count="0" meta:image-count="0" meta:object-count="0" meta:page-count="1" meta:paragraph-count="22" meta:word-count="336" meta:character-count="2035" meta:non-whitespace-character-count="1730"/>
  </office:meta>
</office:document-meta>
</file>